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15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8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1955e9"/>
    </style:style>
    <style:style style:name="P20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21" style:family="paragraph" style:parent-style-name="Standard">
      <style:paragraph-properties fo:line-height="100%" fo:text-align="start" style:justify-single-word="false"/>
      <style:text-properties fo:language="es" fo:country="ES" officeooo:rsid="001955e9" officeooo:paragraph-rsid="001955e9"/>
    </style:style>
    <style:style style:name="P22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3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4" style:family="paragraph" style:parent-style-name="Table_20_Contents">
      <style:text-properties style:font-name="Arial" fo:font-size="11.25pt" officeooo:rsid="001955e9" officeooo:paragraph-rsid="001955e9"/>
    </style:style>
    <style:style style:name="P25" style:family="paragraph" style:parent-style-name="Table_20_Contents">
      <style:text-properties style:font-name="Arial" fo:font-size="11.25pt" officeooo:rsid="000ff2cf" officeooo:paragraph-rsid="001955e9"/>
    </style:style>
    <style:style style:name="P26" style:family="paragraph" style:parent-style-name="Table_20_Contents">
      <style:text-properties style:font-name="Arial" fo:font-size="11.25pt" officeooo:paragraph-rsid="001955e9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15e189"/>
    </style:style>
    <style:style style:name="P35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36" style:family="paragraph" style:parent-style-name="Standard">
      <style:paragraph-properties fo:line-height="100%" fo:text-align="start" style:justify-single-word="false"/>
      <style:text-properties fo:language="es" fo:country="ES" officeooo:paragraph-rsid="001b4fca"/>
    </style:style>
    <style:style style:name="P37" style:family="paragraph" style:parent-style-name="Standard">
      <style:paragraph-properties fo:line-height="100%" fo:text-align="start" style:justify-single-word="false"/>
      <style:text-properties fo:language="es" fo:country="ES" officeooo:paragraph-rsid="001c564b"/>
    </style:style>
    <style:style style:name="P38" style:family="paragraph" style:parent-style-name="Standard">
      <style:paragraph-properties fo:line-height="100%" fo:text-align="start" style:justify-single-word="false"/>
      <style:text-properties fo:language="es" fo:country="ES" officeooo:rsid="001c564b" officeooo:paragraph-rsid="001c564b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officeooo:rsid="001955e9" officeooo:paragraph-rsid="001955e9" style:font-size-asian="12pt" style:font-size-complex="12pt"/>
    </style:style>
    <style:style style:name="P40" style:family="paragraph" style:parent-style-name="Standard">
      <style:text-properties style:font-name="Arial1" fo:font-size="12pt" officeooo:paragraph-rsid="001b4fca" style:font-size-asian="12pt" style:font-size-complex="12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Arial1" fo:font-size="12pt" fo:language="es" fo:country="ES" officeooo:paragraph-rsid="001b4fca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ad1d" officeooo:paragraph-rsid="001955e9" style:text-blinking="false" fo:background-color="transparent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officeooo:rsid="001acc65"/>
    </style:style>
    <style:style style:name="T9" style:family="text">
      <style:text-properties officeooo:rsid="001ccc13"/>
    </style:style>
    <style:style style:name="T10" style:family="text">
      <style:text-properties officeooo:rsid="001e4ad2"/>
    </style:style>
    <style:style style:name="T11" style:family="text">
      <style:text-properties officeooo:rsid="0014b95c"/>
    </style:style>
    <style:style style:name="T12" style:family="text">
      <style:text-properties officeooo:rsid="0012084c"/>
    </style:style>
    <style:style style:name="T13" style:family="text">
      <style:text-properties officeooo:rsid="0012f2f9"/>
    </style:style>
    <style:style style:name="T14" style:family="text">
      <style:text-properties fo:language="es" fo:country="ES"/>
    </style:style>
    <style:style style:name="T15" style:family="text">
      <style:text-properties fo:language="es" fo:country="ES" officeooo:rsid="001955e9"/>
    </style:style>
    <style:style style:name="T16" style:family="text">
      <style:text-properties officeooo:rsid="001b4fca"/>
    </style:style>
    <style:style style:name="T17" style:family="text">
      <style:text-properties style:font-name="Arial1" fo:font-size="12pt" officeooo:rsid="001ccc13" style:font-size-asian="12pt" style:font-size-complex="12pt"/>
    </style:style>
    <style:style style:name="T18" style:family="text">
      <style:text-properties officeooo:rsid="001c56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</text:p>
      <text:p text:style-name="P18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25">Fecha </text:p>
          </table:table-cell>
          <table:table-cell table:style-name="Tabla2.A1" office:value-type="string">
            <text:p text:style-name="P25">Autor</text:p>
          </table:table-cell>
          <table:table-cell table:style-name="Tabla2.A1" office:value-type="string">
            <text:p text:style-name="P25">Versión</text:p>
          </table:table-cell>
          <table:table-cell table:style-name="Tabla2.A1" office:value-type="string">
            <text:p text:style-name="P25">Comentario</text:p>
          </table:table-cell>
          <table:table-cell table:style-name="Tabla2.E1" office:value-type="string">
            <text:p text:style-name="P25">#Horas</text:p>
          </table:table-cell>
        </table:table-row>
        <table:table-row>
          <table:table-cell table:style-name="Tabla2.A2" office:value-type="string">
            <text:p text:style-name="P25">5/04/2015</text:p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5">0.01</text:p>
          </table:table-cell>
          <table:table-cell table:style-name="Tabla2.A2" office:value-type="string">
            <text:p text:style-name="P25">Inicialización del SRS</text:p>
          </table:table-cell>
          <table:table-cell table:style-name="Tabla2.E2" office:value-type="string">
            <text:p text:style-name="P25">5</text:p>
          </table:table-cell>
        </table:table-row>
        <table:table-row>
          <table:table-cell table:style-name="Tabla2.A2" office:value-type="string">
            <text:p text:style-name="P25">13/04/2015</text:p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5">0.02</text:p>
          </table:table-cell>
          <table:table-cell table:style-name="Tabla2.A2" office:value-type="string">
            <text:p text:style-name="P25">Modificacion del SRS</text:p>
          </table:table-cell>
          <table:table-cell table:style-name="Tabla2.E2" office:value-type="string">
            <text:p text:style-name="P25">5</text:p>
          </table:table-cell>
        </table:table-row>
        <table:table-row>
          <table:table-cell table:style-name="Tabla2.A2" office:value-type="string">
            <text:p text:style-name="P24">24/04/2015</text:p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4">0.03</text:p>
          </table:table-cell>
          <table:table-cell table:style-name="Tabla2.A2" office:value-type="string">
            <text:p text:style-name="P24">Modificacion del SRS</text:p>
          </table:table-cell>
          <table:table-cell table:style-name="Tabla2.E2" office:value-type="string">
            <text:p text:style-name="P24">1/2</text:p>
          </table:table-cell>
        </table:table-row>
        <table:table-row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6"/>
          </table:table-cell>
        </table:table-row>
        <table:table-row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6"/>
          </table:table-cell>
        </table:table-row>
        <table:table-row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6"/>
          </table:table-cell>
        </table:table-row>
        <table:table-row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6"/>
          </table:table-cell>
        </table:table-row>
        <table:table-row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6"/>
          </table:table-cell>
        </table:table-row>
        <table:table-row table:style-name="Tabla2.10"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26"/>
          </table:table-cell>
          <table:table-cell table:style-name="Tabla2.E2" office:value-type="string">
            <text:p text:style-name="P26"/>
          </table:table-cell>
        </table:table-row>
      </table:table>
      <text:p text:style-name="P10"/>
      <text:p text:style-name="P9"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8">juego online.</text:span> <text:span text:style-name="T8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8">juego Cuatro en Línea.</text:span></text:p>
      <text:p text:style-name="P11"><text:span text:style-name="T8">Cuatro en línea</text:span> será una aplicación basada en JAVA que funcionará en un entorno <text:span text:style-name="T8">web.</text:span></text:p>
      <text:p text:style-name="P11">Ésta aplicación dará apoyo a los siguientes procesos:</text:p>
      <text:p text:style-name="P12">*Como usuario quiero crear mi cuenta.</text:p>
      <text:p text:style-name="P11"><text:span text:style-name="T9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11">1</text:span>.<text:span text:style-name="T11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11">1</text:span>.<text:span text:style-name="T11">4</text:span> Glosario:</text:p>
      <text:p text:style-name="P13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5"><text:tab/>a otro programa, el servidor, que le da respuesta.</text:p>
      <text:p text:style-name="P7"><text:tab/></text:p>
      <text:p text:style-name="P13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2">).</text:span></text:p>
      <text:p text:style-name="P13"/>
      <text:p text:style-name="P13"><text:soft-page-break/><text:span text:style-name="T12"><text:tab/></text:span>Usuario: <text:span text:style-name="T12">Persona registrada en el sistema que tiene el privilegio <text:tab/>de poder aparecer en el ranking.</text:span></text:p>
      <text:p text:style-name="P16"><text:tab/></text:p>
      <text:p text:style-name="P16"><text:tab/>Invitado: Persona no registrada en el sistema que solo puede <text:tab/>jugar y no <text:span text:style-name="T13">aparecerá</text:span> en el ranking.</text:p>
      <text:p text:style-name="P16"/>
      <text:p text:style-name="P13"><text:span text:style-name="T12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7"/>
      <text:p text:style-name="P17"><text:span text:style-name="T11">1</text:span>.<text:span text:style-name="T11">5</text:span> Referencias</text:p>
      <text:p text:style-name="P13"><text:tab/><text:span text:style-name="T13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Nombre</text:p>
          </table:table-cell>
          <table:table-cell table:style-name="Table1.B1" office:value-type="string">
            <text:p text:style-name="P22">Agustin <text:span text:style-name="T10">Martinez</text:span></text:p>
          </table:table-cell>
        </table:table-row>
        <table:table-row>
          <table:table-cell table:style-name="Table1.A2" office:value-type="string">
            <text:p text:style-name="P22">Rol</text:p>
          </table:table-cell>
          <table:table-cell table:style-name="Table1.B2" office:value-type="string">
            <text:p text:style-name="P23">Programador</text:p>
          </table:table-cell>
        </table:table-row>
        <table:table-row>
          <table:table-cell table:style-name="Table1.A2" office:value-type="string">
            <text:p text:style-name="P22">Categoria Profesional</text:p>
          </table:table-cell>
          <table:table-cell table:style-name="Table1.B2" office:value-type="string">
            <text:p text:style-name="P23">Estudiante</text:p>
          </table:table-cell>
        </table:table-row>
        <table:table-row>
          <table:table-cell table:style-name="Table1.A2" office:value-type="string">
            <text:p text:style-name="P22">Responsabilidades</text:p>
          </table:table-cell>
          <table:table-cell table:style-name="Table1.B2" office:value-type="string">
            <text:p text:style-name="P23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Nombre</text:p>
          </table:table-cell>
          <table:table-cell table:style-name="Table2.B1" office:value-type="string">
            <text:p text:style-name="P23">Passalacqua Santiago</text:p>
          </table:table-cell>
        </table:table-row>
        <table:table-row>
          <table:table-cell table:style-name="Table2.A2" office:value-type="string">
            <text:p text:style-name="P23">Rol</text:p>
          </table:table-cell>
          <table:table-cell table:style-name="Table2.B2" office:value-type="string">
            <text:p text:style-name="P23">Programador</text:p>
          </table:table-cell>
        </table:table-row>
        <table:table-row>
          <table:table-cell table:style-name="Table2.A2" office:value-type="string">
            <text:p text:style-name="P23">Categoria Profesional</text:p>
          </table:table-cell>
          <table:table-cell table:style-name="Table2.B2" office:value-type="string">
            <text:p text:style-name="P23">Estudiante</text:p>
          </table:table-cell>
        </table:table-row>
        <table:table-row>
          <table:table-cell table:style-name="Table2.A2" office:value-type="string">
            <text:p text:style-name="P23">Responsabilidades</text:p>
          </table:table-cell>
          <table:table-cell table:style-name="Table2.B2" office:value-type="string">
            <text:p text:style-name="P23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Nombre</text:p>
          </table:table-cell>
          <table:table-cell table:style-name="Table3.B1" office:value-type="string">
            <text:p text:style-name="P23">Camila Calcagno</text:p>
          </table:table-cell>
        </table:table-row>
        <table:table-row>
          <table:table-cell table:style-name="Table3.A2" office:value-type="string">
            <text:p text:style-name="P23">Rol</text:p>
          </table:table-cell>
          <table:table-cell table:style-name="Table3.B2" office:value-type="string">
            <text:p text:style-name="P23">Programador</text:p>
          </table:table-cell>
        </table:table-row>
        <table:table-row>
          <table:table-cell table:style-name="Table3.A2" office:value-type="string">
            <text:p text:style-name="P23">Categoria Profesional</text:p>
          </table:table-cell>
          <table:table-cell table:style-name="Table3.B2" office:value-type="string">
            <text:p text:style-name="P23">Estudiante</text:p>
          </table:table-cell>
        </table:table-row>
        <table:table-row>
          <table:table-cell table:style-name="Table3.A2" office:value-type="string">
            <text:p text:style-name="P23">Responsabilidades</text:p>
          </table:table-cell>
          <table:table-cell table:style-name="Table3.B2" office:value-type="string">
            <text:p text:style-name="P23">Codificar la aplicación</text:p>
          </table:table-cell>
        </table:table-row>
      </table:table>
      <text:p text:style-name="P8"/>
      <text:p text:style-name="P20">1.7 Visión global</text:p>
      <text:p text:style-name="P20">En el presente documento se encontrará la información acerca de las</text:p>
      <text:p text:style-name="P20">características del producto de software, interfases del usuario, interfases del</text:p>
      <text:p text:style-name="P20">sistema, características de los usuarios, descripción de los requerimientos</text:p>
      <text:p text:style-name="P20">funcionales, no funcionales y del sistema, los cuales se representaran mediante el</text:p>
      <text:p text:style-name="P20">siguiente formato:</text:p>
      <text:p text:style-name="P20">Id: es un identificador de la funcionalidad</text:p>
      <text:p text:style-name="P20">Nombre: nombre de la funcionalidad</text:p>
      <text:p text:style-name="P20">Descripcion: caracteristicas de la funcionalidad</text:p>
      <text:p text:style-name="P20"><text:soft-page-break/>Tipo:[bug/new]</text:p>
      <text:p text:style-name="P20">Estimacion:[0,1,2,4,8] 4 (corresponde a 8 hs p.e)</text:p>
      <text:p text:style-name="P14"><text:span text:style-name="T14">Condiciones de satisfacción:una vez descriptas las funcionalidades, ver que satisfacción se logro.</text:span> </text:p>
      <text:p text:style-name="P39"><text:s/></text:p>
      <text:p text:style-name="P34"><text:span text:style-name="T7">2 </text:span><text:span text:style-name="T6">Descripción</text:span><text:span text:style-name="T7"> Global </text:span><text:span text:style-name="T2"><text:tab/></text:span></text:p>
      <text:p text:style-name="P30">2.1 Descripción del Producto</text:p>
      <text:p text:style-name="P28">El sistema <text:s/>4 lineas sera un producto que trabaja en forma Cliente/Servidor, además de trabajar de manera independiente sin interactuar con otro usuario.</text:p>
      <text:p text:style-name="P32"/>
      <text:p text:style-name="P31">2.2 Funciones del Producto</text:p>
      <text:p text:style-name="P28">La aplicación 4 Lineas permitirá realizar las siguientes funciones:</text:p>
      <text:p text:style-name="P33"><text:span text:style-name="T3"><text:tab/>-</text:span><text:span text:style-name="T4">Registro de Usuarios: El usuario podrá registrarse en el sistema o jugar como invitado<text:tab/> dando su nombre.</text:span></text:p>
      <text:p text:style-name="P29"><text:tab/>-Elección del contrincante: El usuario podrá jugar contra otro usuario de manera web o <text:tab/>local.</text:p>
      <text:p text:style-name="P29"><text:tab/>-Reinicio de Partida: En cualquier momento del juego se podra reiniciar el juego</text:p>
      <text:p text:style-name="P29"><text:tab/>-Ranking del juego: Los usuarios registrados podrán sumar puntos por partida ganada en <text:tab/>un ranking general.</text:p>
      <text:p text:style-name="P33"><text:span text:style-name="T4"><text:tab/>-</text:span><text:span text:style-name="T5">Elección de ficha:Los usuarios deberán elegir un color de la ficha con la que desea <text:tab/>jugar.</text:span></text:p>
      <text:p text:style-name="P20">2.3 Característica del usuario</text:p>
      <text:p text:style-name="P19"><text:span text:style-name="T14">El sistema </text:span><text:span text:style-name="T15">Cuatro en Linea </text:span><text:span text:style-name="T14">contendrá </text:span><text:span text:style-name="T15">2</text:span><text:span text:style-name="T14"> tipos de usuarios que interactúan </text:span><text:span text:style-name="T15">Usuario registrado y Usuario invitado</text:span></text:p>
      <text:p text:style-name="P20">2.3.1</text:p>
      <text:p text:style-name="P20">Perfil de usuario</text:p>
      <text:p text:style-name="P20">Cada usuario tendrá un perfil específico para que su interacción con el sistema sea</text:p>
      <text:p text:style-name="P20">correcta y no conlleve a fallos:</text:p>
      <text:p text:style-name="P19"><text:span text:style-name="T15">Usuario registrado</text:span><text:span text:style-name="T14">:</text:span><text:span text:style-name="T15">Persona registrada en el sistema que posee el privilegio de aparecer en el ranking del juego.</text:span></text:p>
      <text:p text:style-name="P19"><text:span text:style-name="T15">Usuario Invitado</text:span><text:span text:style-name="T14">: </text:span><text:span text:style-name="T15">Persona no registrada que no aparecera en el ranking de usuario</text:span></text:p>
      <text:p text:style-name="P21">Administrador: Super usuario con control total del los datos del juego.</text:p>
      <text:p text:style-name="P20">2.3.2</text:p>
      <text:p text:style-name="P20">Jerarquía de usuario</text:p>
      <text:p text:style-name="P19"><text:span text:style-name="T14">Administrador-</text:span><text:span text:style-name="T15">Usuario Regitrado</text:span><text:span text:style-name="T14">-</text:span><text:span text:style-name="T15">Usuario Invitado</text:span></text:p>
      <text:p text:style-name="P20">2.4 Restricciones generales</text:p>
      <text:p text:style-name="P20">2.4.1</text:p>
      <text:p text:style-name="P20">Políticas Reguladoras</text:p>
      <text:p text:style-name="P20">La aplicación se desarrollara mediante software de licencia abierta por lo tanto no se</text:p>
      <text:p text:style-name="P20">deberá pagar por el uso de: servidor WEB (APACHE), Sistema de Gestión de Base de</text:p>
      <text:p text:style-name="P19"><text:span text:style-name="T14">Datos (</text:span><text:span text:style-name="T15">MySQL</text:span><text:span text:style-name="T14">) y el lenguaje de programación (JAVA), por lo tanto, la utilización</text:span></text:p>
      <text:p text:style-name="P20">de estos programas se hará mediantes las políticas establecidas por este tipo de</text:p>
      <text:p text:style-name="P20">licenciamiento.</text:p>
      <text:p text:style-name="P20">2.4.2</text:p>
      <text:p text:style-name="P20">Limitaciones de Hardware</text:p>
      <text:p text:style-name="P20">Para esta aplicación será necesario un computador servidor en el cual se instalara el</text:p>
      <text:p text:style-name="P19"><text:span text:style-name="T14">servidor WEB Apache, </text:span><text:span text:style-name="T15">My</text:span><text:span text:style-name="T14">SQL, JAVA y la aplicación CMST.</text:span></text:p>
      <text:p text:style-name="P20"><text:soft-page-break/>2.4.3</text:p>
      <text:p text:style-name="P20">Interfaces con otras aplicaciones</text:p>
      <text:p text:style-name="P20">Debido a que el sistema no interactúa con otros sistemas y es autónomo no se</text:p>
      <text:p text:style-name="P20">desarrollan interfaces con otras aplicaciones. Las conexiones necesarias para la</text:p>
      <text:p text:style-name="P19"><text:span text:style-name="T14">utilización del servidor web, </text:span><text:span text:style-name="T15">My</text:span><text:span text:style-name="T14">SQL, Java y un DNS, se hará por medio de la</text:span></text:p>
      <text:p text:style-name="P20">configuración de estos programas.</text:p>
      <text:p text:style-name="P20">2.4.4</text:p>
      <text:p text:style-name="P20">Funcionamiento Paralelo</text:p>
      <text:p text:style-name="P20">No es condición del Proyecto</text:p>
      <text:p text:style-name="P20">2.4.5</text:p>
      <text:p text:style-name="P20">Funciones de Auditoria</text:p>
      <text:p text:style-name="P20">No es condición del Proyecto</text:p>
      <text:p text:style-name="P20">2.4.6</text:p>
      <text:p text:style-name="P20">Funciones de Control</text:p>
      <text:p text:style-name="P20">El sistema debe controlar los permisos que tiene cada usuario para su accesibilidad de</text:p>
      <text:p text:style-name="P20">una manera correcta, de tal forma que pueda acceder la información que le corresponde</text:p>
      <text:p text:style-name="P20">de acuerdo a su rol. Debe tener controles adecuados para la validación de datos.</text:p>
      <text:p text:style-name="P20">2.4.7</text:p>
      <text:p text:style-name="P20">Requisitos del Lenguaje</text:p>
      <text:p text:style-name="P20">Todo el material que se realice para el usuario y la aplicación debe de estar en lenguaje</text:p>
      <text:p text:style-name="P20">Español.</text:p>
      <text:p text:style-name="P20">2.4.8</text:p>
      <text:p text:style-name="P20">Protocolos Señalados</text:p>
      <text:p text:style-name="P20">Se usará protocolos de comunicación TCP/IP.</text:p>
      <text:p text:style-name="P20">2.4.9</text:p>
      <text:p text:style-name="P20">Credibilidad de la aplicación</text:p>
      <text:p text:style-name="P20">Para garantizar una buena credibilidad el sistema deberá ser sometido a una serie de</text:p>
      <text:p text:style-name="P20">pruebas para establecer que se encuentra acorde a los requerimientos que se plasman en</text:p>
      <text:p text:style-name="P20">el documento en tanto a la consistencia de datos como al rendimiento de la aplicación,</text:p>
      <text:p text:style-name="P20">tales como tiempos de respuesta.</text:p>
      <text:p text:style-name="P20">2.4.10</text:p>
      <text:p text:style-name="P20">Consideraciones de seguridad</text:p>
      <text:p text:style-name="P20">Cada usuario deberá autenticarse y su acceso verificado por una sola Terminal para su</text:p>
      <text:p text:style-name="P20">respectiva labor de acuerdo a lo que su rol especifique. Todas las claves de seguridad</text:p>
      <text:p text:style-name="P20">deberán estar seguras y en su defecto encriptadas en la base de datos para dar una buena</text:p>
      <text:p text:style-name="P20">seguridad al sistema y su información.</text:p>
      <text:p text:style-name="P20">10</text:p>
      <text:p text:style-name="P20">2.5 Suposiciones y dependencias</text:p>
      <text:p text:style-name="P20">- La red interna deberá de estar configurada para el manejo de protocolos TCP/IP,</text:p>
      <text:p text:style-name="P20">HTTP, DNS, principalmente todo lo relacionado en cuanto a desempeño y</text:p>
      <text:p text:style-name="P20">seguridad.</text:p>
      <text:p text:style-name="P20">-Debe realizarse una capacitación adecuada y acorde a lo que cada usuario va a</text:p>
      <text:p text:style-name="P20">realizar. Su capacitación de hará en el momento que sea necesaria y a las</text:p>
      <text:p text:style-name="P20">persona indicada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 Requerimientos específicos</text:p>
      <text:p text:style-name="P20"/>
      <text:p text:style-name="P20">Requerimientos Funcionales</text:p>
      <text:p text:style-name="P20">Id:<text:span text:style-name="T16">Us_cuenta</text:span></text:p>
      <text:p text:style-name="P36">Nombre: <text:span text:style-name="T17">Como usuario quiero crear mi cuenta.</text:span></text:p>
      <text:p text:style-name="P20">Descripcion: El <text:span text:style-name="T18">sistema</text:span> se encargará de registrar los <text:span text:style-name="T18">datos de los usuarios para que puedan tener acceso al juego.</text:span></text:p>
      <text:p text:style-name="P20">Tipo:nuevo</text:p>
      <text:p text:style-name="P20">Estimación: 1</text:p>
      <text:p text:style-name="P20">Condiciones de satisfacción:El sistema deberá ver que los <text:span text:style-name="T18">datos fueron guardados correctamente, y que el usuario a podido registrarse.</text:span></text:p>
      <text:p text:style-name="P20"/>
      <text:p text:style-name="P37">Id:<text:span text:style-name="T18">New_partida</text:span></text:p>
      <text:p text:style-name="P37">Nombre: <text:span text:style-name="T17">Como usuario quiero crear una nueva partida.</text:span></text:p>
      <text:p text:style-name="P37">Descripcion: El <text:span text:style-name="T18">sistema</text:span> se encargará de <text:span text:style-name="T18">que todos aquellos usuarios registrados, puedan iniciar una nueva partida.</text:span></text:p>
      <text:p text:style-name="P37">Tipo:nuevo</text:p>
      <text:p text:style-name="P37">Estimación: 1</text:p>
      <text:p text:style-name="P37">Condiciones de satisfacción:El sistema deberá ver que <text:span text:style-name="T18">el jugador esta registrado y le proporciona acceso a nuevas partidas.</text:span></text:p>
      <text:p text:style-name="P20"/>
      <text:p text:style-name="P37">Id:<text:span text:style-name="T18">Us_ganador</text:span></text:p>
      <text:p text:style-name="P37">Nombre: <text:span text:style-name="T17">Como jugador cuando coloco una ficha quiero saber si gane.</text:span></text:p>
      <text:p text:style-name="P37">Descripcion: El <text:span text:style-name="T18">sistema</text:span> se encargará de <text:span text:style-name="T18">que todos aquellos jugadores, vayan colocando una ficha en el tablero, para que uno de ellos pueda ganar el juego.</text:span></text:p>
      <text:p text:style-name="P37">Tipo:nuevo</text:p>
      <text:p text:style-name="P37">Estimación: 1</text:p>
      <text:p text:style-name="P37">Condiciones de satisfacción:El sistema <text:span text:style-name="T18">cada vez que se coloca una ficha por parte de cualquier jugador, analiza si ganó el juego.</text:span></text:p>
      <text:p text:style-name="P37"/>
      <text:p text:style-name="P38"/>
      <text:p text:style-name="P41"/>
      <text:p text:style-name="P40"/>
      <text:p text:style-name="P40">*Como jugador quiero poder ver el tablero de mi partida corriente.</text:p>
      <text:p text:style-name="P40">*Como usuario registrado quiero ver el historial de mis jugadas. </text:p>
      <text:p text:style-name="P40">*Como usuario registrado quiero ver mi ranking.</text:p>
      <text:p text:style-name="P42">*Como usuario quiero ver contrincantes de ranking similar para poder desafiarlos.</text:p>
      <text:p text:style-name="P20"/>
      <text:p text:style-name="P20"/>
      <text:p text:style-name="P20"/>
      <text:p text:style-name="P20"/>
      <text:p text:style-name="P43"/>
      <text:p text:style-name="P2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6-13T14:56:08.910439355</dc:date>
    <meta:editing-duration>PT36M</meta:editing-duration>
    <meta:editing-cycles>13</meta:editing-cycles>
    <meta:generator>LibreOffice/4.2.7.2$Linux_x86 LibreOffice_project/420m0$Build-2</meta:generator>
    <meta:document-statistic meta:table-count="4" meta:image-count="0" meta:object-count="0" meta:page-count="6" meta:paragraph-count="201" meta:word-count="1358" meta:character-count="9057" meta:non-whitespace-character-count="7848"/>
  </office:meta>
</office:document-meta>
</file>